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2C57AA7073.png"/>
  <manifest:file-entry manifest:media-type="" manifest:full-path="Pictures/2000068D00002DE800001EACF3F5047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80" draw:fill-gradient-name="Appuntamentando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="gradient" draw:fill-gradient-name="Appuntamentando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000000" draw:fill-gradient-name="Appuntamentando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solid" draw:fill-color="#0000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6666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fill="solid" draw:fill-color="#ff0000" draw:opacity="50%" draw:textarea-horizontal-align="justify" draw:textarea-vertical-align="middle" draw:auto-grow-height="false" draw:shadow="hidden" draw:shadow-opacity="50%"/>
    </style:style>
    <style:style style:name="gr12" style:family="graphic" style:parent-style-name="standard">
      <style:graphic-properties draw:stroke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office:forms form:automatic-focus="false" form:apply-design-mode="false"/>
        <draw:path draw:style-name="gr1" draw:text-style-name="P1" draw:layer="layout" svg:width="12.121cm" svg:height="2.13cm" svg:x="0.812cm" svg:y="9.653cm" svg:viewBox="0 0 12122 2131" svg:d="m4213 1h1193l-79 428 2654-121-57-307h1139l-48 261 980-45-39-216h1084l-31 170 507-23 24 250c337 90 582 371 582 704 0 406-363 734-812 734-301 0-563-147-703-366h-381l-29-158-1388 63-31 169h-570l-26-141-3061 139-14 75h-596l-8-47-1540 70-50 271h-541l-45-242-60 2-85 460h-596l-54-295h-1532l508-1836h1016l143 515h447l-13-74h1084l-15 85 1131-51z">
          <text:p/>
        </draw:path>
        <draw:path draw:style-name="gr2" draw:text-style-name="P1" draw:layer="layout" svg:width="11.188cm" svg:height="2.901cm" svg:x="1.311cm" svg:y="5.598cm" svg:viewBox="0 0 11189 2902" svg:d="m3889 1h1101l-73 583 2449-164-52-419h1051l-44 355 905-60-37-295h1001l-29 232 468-31 23 340c310 122 537 505 537 959 0 552-336 1000-750 1000-277 0-519-201-649-499h-351l-27-215-1281 86-29 229h-526l-24-191-2825 189-13 102h-550l-8-64-1421 95-46 369h-500l-41-330-56 4-78 626h-550l-50-401h-1414l469-2501h938l131 701h413l-12-100h1001l-15 116 1045-70z">
          <text:p/>
        </draw:path>
        <draw:custom-shape draw:style-name="gr3" draw:text-style-name="P1" draw:layer="layout" svg:width="1.1cm" svg:height="2.2cm" svg:x="5.2cm" svg:y="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.05cm" svg:height="2.1cm" svg:x="8.625cm" svg:y="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4" draw:text-style-name="P1" draw:layer="layout" svg:width="9cm" svg:height="1.5cm" draw:transform="rotate (0.0666715774261708) translate (2.96cm 2.801cm)">
          <text:p/>
        </draw:rect>
        <draw:ellipse draw:style-name="gr4" draw:text-style-name="P1" draw:layer="layout" svg:width="1.5cm" svg:height="2cm" svg:x="11cm" svg:y="2.5cm">
          <text:p/>
        </draw:ellipse>
        <draw:custom-shape draw:style-name="gr3" draw:text-style-name="P1" draw:layer="layout" svg:width="1cm" svg:height="2cm" svg:x="10.5cm" svg:y="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cm" svg:height="2cm" svg:x="3.25cm" svg:y="2.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.1cm" svg:height="2.2cm" svg:x="2.5cm" svg:y="2.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.875cm" svg:height="2.5cm" draw:transform="rotate (3.1415926535892) translate (3.187cm 4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10cm" svg:height="1.494cm" svg:x="2cm" svg:y="2.5cm">
          <text:p text:style-name="P2">Appuntamentand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6" draw:text-style-name="P3" draw:layer="layout" svg:width="10cm" svg:height="1.494cm" svg:x="2cm" svg:y="6.105cm">
          <text:p text:style-name="P2">Appuntamentand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ath draw:style-name="gr2" draw:text-style-name="P1" draw:layer="layout" svg:width="11.188cm" svg:height="1.796cm" svg:x="1.311cm" svg:y="9.552cm" svg:viewBox="0 0 11189 1797" svg:d="m3889 1h1101l-73 360 2449-101-52-259h1051l-44 220 905-38-37-182h1001l-29 143 468-19 23 211c310 75 537 313 537 594 0 342-336 619-750 619-277 0-519-124-649-309h-351l-27-133-1281 53-29 142h-526l-24-118-2825 116-13 64h-550l-8-40-1421 59-46 228h-500l-41-204-56 2-78 388h-550l-50-248h-1414l469-1549h938l131 434h413l-12-62h1001l-15 72 1045-43z">
          <text:p/>
        </draw:path>
        <draw:custom-shape draw:style-name="gr6" draw:text-style-name="P3" draw:layer="layout" svg:width="10cm" svg:height="0.925cm" svg:x="2cm" svg:y="9.966cm">
          <text:p text:style-name="P2">Appuntamentand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Predefinito">
        <office:forms form:automatic-focus="false" form:apply-design-mode="false"/>
        <draw:frame draw:style-name="gr7" draw:text-style-name="P1" draw:layer="layout" svg:width="11.905cm" svg:height="7.937cm" svg:x="16.095cm" svg:y="4cm">
          <draw:image xlink:href="Pictures/10000000000001C20000012C57AA7073.png" xlink:type="simple" xlink:show="embed" xlink:actuate="onLoad">
            <text:p/>
          </draw:image>
        </draw:frame>
        <draw:path draw:style-name="gr8" draw:text-style-name="P1" draw:layer="layout" svg:width="22.19cm" svg:height="4.518cm" draw:transform="skewX (0.00837758040957119) rotate (-0.0741764932109315) translate (3.71496199180346cm 4.48344677721754cm)" svg:viewBox="0 0 22191 4519" svg:d="m7713 8394h2184l-145 906 4857-254-103-651h2084l-87 553 1795-96-73-457h1985l-58 359 929-47 45 530c615 189 1065 788 1065 1494 0 861-666 1557-1487 1557-550 0-1030-312-1288-777h-696l-53-335-2541 134-57 357h-1044l-47-297-5603 292-26 161-1091-1-15-100-2819 148-91 574h-992l-81-513-111 5-155 975h-1090l-100-623h-2804l930-3896h1861l259 1091h819l-23-156h1985l-30 181 2073-108z">
          <text:p/>
        </draw:path>
        <draw:custom-shape draw:style-name="gr6" draw:text-style-name="P3" draw:layer="layout" svg:width="21.3cm" svg:height="1.969cm" svg:x="4.2cm" svg:y="6.675cm">
          <text:p text:style-name="P2">Appuntamentand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3" draw:style-name="dp1" draw:master-page-name="Predefinito">
        <office:forms form:automatic-focus="false" form:apply-design-mode="false"/>
        <draw:g>
          <draw:path draw:style-name="gr9" draw:text-style-name="P1" draw:layer="controls" svg:width="21cm" svg:height="3.999cm" svg:x="3.195cm" svg:y="9.233cm" svg:viewBox="0 0 21001 4000" svg:d="m19249 500c317 0 600 108 817 292l-66-792h1001l-251 3001h-500l-37-442c-194 232-473 389-797 430l84 1011h-1001l98-1176c-226-134-403-338-503-586l-6900 391c-155 513-620 870-1195 870-598 0-1076-386-1211-932l-1856-38c-223 863-985 1470-1933 1470-977 0-1755-644-1951-1548l-2206-45-92 1095h-500l-250-3001h1001l-54 645 2214 45c301-711 996-1190 1838-1190 871 0 1585 512 1869 1264l2292 47c219-195 511-311 839-311 28 0 57 1 85 3l-84-1003h1001l-114 1357c46 46 88 95 126 147l7161-407c215-362 609-597 1075-597z">
            <text:p/>
          </draw:path>
          <draw:frame draw:style-name="gr7" draw:text-style-name="P1" draw:layer="layout" svg:width="20.405cm" svg:height="13.604cm" svg:x="7.595cm" svg:y="3cm">
            <draw:image xlink:href="Pictures/2000068D00002DE800001EACF3F5047F.svm" xlink:type="simple" xlink:show="embed" xlink:actuate="onLoad">
              <text:p/>
            </draw:image>
          </draw:frame>
          <draw:path draw:style-name="gr8" draw:text-style-name="P1" draw:layer="controls" svg:width="22.19cm" svg:height="4.518cm" draw:transform="skewX (0.0083775804095712) rotate (-0.0146607657179356) translate (1.9718556795242cm 6.3593531234608cm)" svg:viewBox="0 0 22191 4519" svg:d="m7713 12662h2184l-145 906 4857-254-103-651h2084l-87 553 1795-96-73-457h1985l-58 359 929-47 45 530c615 189 1065 788 1065 1494 0 861-666 1557-1487 1557-550 0-1030-312-1288-777h-696l-53-335-2541 134-57 357h-1044l-47-297-5603 292-26 161-1091-1-15-100-2819 148-91 574h-992l-81-513-111 5-155 975h-1090l-100-623h-2804l930-3896h1861l259 1091h819l-23-156h1985l-30 181 2073-108z">
            <text:p/>
          </draw:path>
          <draw:custom-shape draw:style-name="gr6" draw:text-style-name="P3" draw:layer="controls" svg:width="21.3cm" svg:height="1.969cm" svg:x="2.901cm" svg:y="7.603cm">
            <text:p text:style-name="P2">Appuntamentando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style-name="gr10" draw:text-style-name="P3" draw:layer="controls" svg:width="20cm" svg:height="0.969cm" svg:x="3.695cm" svg:y="10.763cm">
            <text:p text:style-name="P2">I tuoi clienti non ti dimenticheranno più!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path draw:style-name="gr11" draw:text-style-name="P1" draw:layer="controls" svg:width="3.998cm" svg:height="3.998cm" svg:x="6.195cm" svg:y="9.303cm" svg:viewBox="0 0 3999 3999" svg:d="m3739 1839 260-65v451l-273-69c-104 824-748 1438-1587 1500l87 343h-451l86-343c-840-61-1484-675-1588-1499l-273 69v-451l260 65c37-888 689-1571 1561-1653l-47-187h451l-47 187c872 83 1524 765 1561 1652zm-3291 48 451 113-440 110c86 754 678 1316 1449 1357l92-367 92 367c770-42 1362-604 1448-1357l-440-110 450-113c-15-819-615-1452-1419-1514l-131 526-132-526c-805 62-1405 694-1420 1514z">
            <text:p/>
          </draw:path>
        </draw:g>
      </draw:page>
      <draw:page draw:name="page4" draw:style-name="dp1" draw:master-page-name="Predefinito">
        <office:forms form:automatic-focus="false" form:apply-design-mode="false"/>
        <draw:custom-shape draw:style-name="gr3" draw:text-style-name="P1" draw:layer="controls" svg:width="15.5cm" svg:height="15.5cm" svg:x="3cm" svg:y="1cm">
          <text:p/>
          <draw:enhanced-geometry svg:viewBox="0 0 21600 21600" draw:glue-points="10800 0 3163 3163 0 10800 3163 18437 10800 21600 18437 18437 21600 10800 18437 3163" draw:text-areas="3163 3163 18437 18437" draw:type="ring" draw:modifiers="1177.4724211341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3" draw:text-style-name="P1" draw:layer="controls" svg:width="2cm" svg:height="4cm" svg:x="9.75cm" svg:y="1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controls" svg:width="2cm" svg:height="4cm" draw:transform="rotate (3.1415926535892) translate (11.75cm 4.2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1" draw:layer="controls" svg:width="2cm" svg:height="4cm" draw:transform="rotate (1.5707963267946) translate (15.65cm 10.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controls" svg:width="2cm" svg:height="4cm" draw:transform="rotate (-1.57079632679579) translate (5.85cm 8.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5" draw:style-name="dp1" draw:master-page-name="Predefinito">
        <office:forms form:automatic-focus="false" form:apply-design-mode="false"/>
        <draw:frame draw:style-name="gr7" draw:text-style-name="P1" draw:layer="layout" svg:width="11.905cm" svg:height="7.937cm" svg:x="6cm" svg:y="6.5cm">
          <draw:image xlink:href="Pictures/10000000000001C20000012C57AA7073.png" xlink:type="simple" xlink:show="embed" xlink:actuate="onLoad">
            <text:p/>
          </draw:image>
        </draw:frame>
        <draw:custom-shape draw:style-name="gr12" draw:text-style-name="P1" draw:layer="layout" svg:width="7.5cm" svg:height="4cm" svg:x="11.5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5cm" svg:height="6.5cm" svg:x="7cm" svg:y="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Appuntamentando" draw:style="linear" draw:start-color="#0084d1" draw:end-color="#83caff" draw:start-intensity="100%" draw:end-intensity="100%" draw:angle="3000" draw:border="3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creation-date>2010-10-26T16:09:44.76</meta:creation-date>
    <dc:date>2010-10-27T22:12:53</dc:date>
    <meta:editing-duration>PT01H06M45S</meta:editing-duration>
    <meta:editing-cycles>7</meta:editing-cycles>
    <meta:generator>OpenOffice.org/3.2$Linux OpenOffice.org_project/320m12$Build-9483</meta:generator>
    <dc:creator>Daniele </dc:creator>
    <meta:document-statistic meta:object-count="34"/>
  </office:meta>
</office:document-meta>
</file>